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24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4" table:default-cell-style-name="ce1"/>
        <table:table-column table:style-name="co1" table:default-cell-style-name="ce2"/>
        <table:table-column table:style-name="co2" table:default-cell-style-name="ce3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vitesse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odo</text:p>
          </table:table-cell>
          <table:table-cell office:value-type="string" calcext:value-type="string">
            <text:p>dist</text:p>
          </table:table-cell>
          <table:table-cell table:style-name="ce1" office:value-type="string" calcext:value-type="string">
            <text:p>clickDist</text:p>
          </table:table-cell>
          <table:table-cell table:style-name="ce1" office:value-type="string" calcext:value-type="string">
            <text:p>dist prediction</text:p>
          </table:table-cell>
          <table:table-cell table:style-name="ce1" office:value-type="string" calcext:value-type="string">
            <text:p>Erreur %</text:p>
          </table:table-cell>
          <table:table-cell office:value-type="string" calcext:value-type="string">
            <text:p>vitesse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10" calcext:value-type="float">
            <text:p>10</text:p>
          </table:table-cell>
          <table:table-cell office:value-type="float" office:value="5373" calcext:value-type="float">
            <text:p>5373</text:p>
          </table:table-cell>
          <table:table-cell office:value-type="float" office:value="1772" calcext:value-type="float">
            <text:p>1772</text:p>
          </table:table-cell>
          <table:table-cell table:formula="of:=[.D3]/[.C3]" office:value-type="float" office:value="0.329797133817234" calcext:value-type="float">
            <text:p>0,329797</text:p>
          </table:table-cell>
          <table:table-cell table:formula="of:=[.C3]*[.$E$11]" office:value-type="float" office:value="1769.75666080097" calcext:value-type="float">
            <text:p>1770</text:p>
          </table:table-cell>
          <table:table-cell table:formula="of:=([.F3]-[.D3])/[.D3]" office:value-type="percentage" office:value="-0.00126599277597646" calcext:value-type="percentage">
            <text:p>-0,127%</text:p>
          </table:table-cell>
          <table:table-cell table:formula="of:=[.D3]/[.B3]" office:value-type="float" office:value="177.2" calcext:value-type="float">
            <text:p>177,2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10" calcext:value-type="float">
            <text:p>10</text:p>
          </table:table-cell>
          <table:table-cell office:value-type="float" office:value="5365" calcext:value-type="float">
            <text:p>5365</text:p>
          </table:table-cell>
          <table:table-cell office:value-type="float" office:value="1769" calcext:value-type="float">
            <text:p>1769</text:p>
          </table:table-cell>
          <table:table-cell table:formula="of:=[.D4]/[.C4]" office:value-type="float" office:value="0.32972972972973" calcext:value-type="float">
            <text:p>0,329730</text:p>
          </table:table-cell>
          <table:table-cell table:formula="of:=[.C4]*[.$E$11]" office:value-type="float" office:value="1767.12162389674" calcext:value-type="float">
            <text:p>1767</text:p>
          </table:table-cell>
          <table:table-cell table:formula="of:=([.F4]-[.D4])/[.D4]" office:value-type="percentage" office:value="-0.00106182934045033" calcext:value-type="percentage">
            <text:p>-0,106%</text:p>
          </table:table-cell>
          <table:table-cell table:formula="of:=[.D4]/[.B4]" office:value-type="float" office:value="176.9" calcext:value-type="float">
            <text:p>176,9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10" calcext:value-type="float">
            <text:p>10</text:p>
          </table:table-cell>
          <table:table-cell office:value-type="float" office:value="5542" calcext:value-type="float">
            <text:p>5542</text:p>
          </table:table-cell>
          <table:table-cell office:value-type="float" office:value="1807" calcext:value-type="float">
            <text:p>1807</text:p>
          </table:table-cell>
          <table:table-cell table:formula="of:=[.D5]/[.C5]" office:value-type="float" office:value="0.326055575604475" calcext:value-type="float">
            <text:p>0,326056</text:p>
          </table:table-cell>
          <table:table-cell table:formula="of:=[.C5]*[.$E$11]" office:value-type="float" office:value="1825.42181540275" calcext:value-type="float">
            <text:p>1825</text:p>
          </table:table-cell>
          <table:table-cell table:formula="of:=([.F5]-[.D5])/[.D5]" office:value-type="percentage" office:value="0.0101946958509959" calcext:value-type="percentage">
            <text:p>1,019%</text:p>
          </table:table-cell>
          <table:table-cell table:formula="of:=[.D5]/[.B5]" office:value-type="float" office:value="180.7" calcext:value-type="float">
            <text:p>180,7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10" calcext:value-type="float">
            <text:p>10</text:p>
          </table:table-cell>
          <table:table-cell office:value-type="float" office:value="5478" calcext:value-type="float">
            <text:p>5478</text:p>
          </table:table-cell>
          <table:table-cell office:value-type="float" office:value="1797" calcext:value-type="float">
            <text:p>1797</text:p>
          </table:table-cell>
          <table:table-cell table:formula="of:=[.D6]/[.C6]" office:value-type="float" office:value="0.328039430449069" calcext:value-type="float">
            <text:p>0,328039</text:p>
          </table:table-cell>
          <table:table-cell table:formula="of:=[.C6]*[.$E$11]" office:value-type="float" office:value="1804.34152016894" calcext:value-type="float">
            <text:p>1804</text:p>
          </table:table-cell>
          <table:table-cell table:formula="of:=([.F6]-[.D6])/[.D6]" office:value-type="percentage" office:value="0.00408543136835809" calcext:value-type="percentage">
            <text:p>0,409%</text:p>
          </table:table-cell>
          <table:table-cell table:formula="of:=[.D6]/[.B6]" office:value-type="float" office:value="179.7" calcext:value-type="float">
            <text:p>179,7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0" calcext:value-type="float">
            <text:p>10</text:p>
          </table:table-cell>
          <table:table-cell office:value-type="float" office:value="6983" calcext:value-type="float">
            <text:p>6983</text:p>
          </table:table-cell>
          <table:table-cell office:value-type="float" office:value="2338" calcext:value-type="float">
            <text:p>2338</text:p>
          </table:table-cell>
          <table:table-cell table:formula="of:=[.D7]/[.C7]" office:value-type="float" office:value="0.334813117571244" calcext:value-type="float">
            <text:p>0,334813</text:p>
          </table:table-cell>
          <table:table-cell table:formula="of:=[.C7]*[.$E$11]" office:value-type="float" office:value="2300.05783777651" calcext:value-type="float">
            <text:p>2300</text:p>
          </table:table-cell>
          <table:table-cell table:formula="of:=([.F7]-[.D7])/[.D7]" office:value-type="percentage" office:value="-0.0162284697277558" calcext:value-type="percentage">
            <text:p>-1,623%</text:p>
          </table:table-cell>
          <table:table-cell table:formula="of:=[.D7]/[.B7]" office:value-type="float" office:value="233.8" calcext:value-type="float">
            <text:p>233,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0" calcext:value-type="float">
            <text:p>10</text:p>
          </table:table-cell>
          <table:table-cell office:value-type="float" office:value="6904" calcext:value-type="float">
            <text:p>6904</text:p>
          </table:table-cell>
          <table:table-cell office:value-type="float" office:value="2280" calcext:value-type="float">
            <text:p>2280</text:p>
          </table:table-cell>
          <table:table-cell table:formula="of:=[.D8]/[.C8]" office:value-type="float" office:value="0.330243337195828" calcext:value-type="float">
            <text:p>0,330243</text:p>
          </table:table-cell>
          <table:table-cell table:formula="of:=[.C8]*[.$E$11]" office:value-type="float" office:value="2274.03684834727" calcext:value-type="float">
            <text:p>2274</text:p>
          </table:table-cell>
          <table:table-cell table:formula="of:=([.F8]-[.D8])/[.D8]" office:value-type="percentage" office:value="-0.00261541739154713" calcext:value-type="percentage">
            <text:p>-0,262%</text:p>
          </table:table-cell>
          <table:table-cell table:formula="of:=[.D8]/[.B8]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0" calcext:value-type="float">
            <text:p>10</text:p>
          </table:table-cell>
          <table:table-cell office:value-type="float" office:value="7054" calcext:value-type="float">
            <text:p>7054</text:p>
          </table:table-cell>
          <table:table-cell office:value-type="float" office:value="2306" calcext:value-type="float">
            <text:p>2306</text:p>
          </table:table-cell>
          <table:table-cell table:formula="of:=[.D9]/[.C9]" office:value-type="float" office:value="0.326906719591721" calcext:value-type="float">
            <text:p>0,326907</text:p>
          </table:table-cell>
          <table:table-cell table:formula="of:=[.C9]*[.$E$11]" office:value-type="float" office:value="2323.44379030151" calcext:value-type="float">
            <text:p>2323</text:p>
          </table:table-cell>
          <table:table-cell table:formula="of:=([.F9]-[.D9])/[.D9]" office:value-type="percentage" office:value="0.00756452311427365" calcext:value-type="percentage">
            <text:p>0,756%</text:p>
          </table:table-cell>
          <table:table-cell table:formula="of:=[.D9]/[.B9]" office:value-type="float" office:value="230.6" calcext:value-type="float">
            <text:p>230,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0" calcext:value-type="float">
            <text:p>10</text:p>
          </table:table-cell>
          <table:table-cell office:value-type="float" office:value="7042" calcext:value-type="float">
            <text:p>7042</text:p>
          </table:table-cell>
          <table:table-cell office:value-type="float" office:value="2320" calcext:value-type="float">
            <text:p>2320</text:p>
          </table:table-cell>
          <table:table-cell table:formula="of:=[.D10]/[.C10]" office:value-type="float" office:value="0.32945186026697" calcext:value-type="float">
            <text:p>0,329452</text:p>
          </table:table-cell>
          <table:table-cell table:formula="of:=[.C10]*[.$E$11]" office:value-type="float" office:value="2319.49123494518" calcext:value-type="float">
            <text:p>2319</text:p>
          </table:table-cell>
          <table:table-cell table:formula="of:=([.F10]-[.D10])/[.D10]" office:value-type="percentage" office:value="-0.000219295282251888" calcext:value-type="percentage">
            <text:p>-0,022%</text:p>
          </table:table-cell>
          <table:table-cell table:formula="of:=[.D10]/[.B10]" office:value-type="float" office:value="232" calcext:value-type="float">
            <text:p>23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yenne</text:p>
          </table:table-cell>
          <table:table-cell table:formula="of:=AVERAGE([.E3:.E10])" office:value-type="float" office:value="0.329379613028284" calcext:value-type="float">
            <text:p>0,329380</text:p>
          </table:table-cell>
          <table:table-cell table:style-name="ce1" office:value-type="string" calcext:value-type="string">
            <text:p>moyenne</text:p>
          </table:table-cell>
          <table:table-cell table:formula="of:=AVERAGE([.G3:.G10])" office:value-type="percentage" office:value="0.0000567057269557537" calcext:value-type="percentage">
            <text:p>0,006%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cart type</text:p>
          </table:table-cell>
          <table:table-cell table:formula="of:=STDEV([.E3:.E10])" office:value-type="float" office:value="0.00266006530860798" calcext:value-type="float">
            <text:p>0,002660</text:p>
          </table:table-cell>
          <table:table-cell table:style-name="ce1" office:value-type="string" calcext:value-type="string">
            <text:p>ecart type</text:p>
          </table:table-cell>
          <table:table-cell table:formula="of:=STDEV([.G3:.G10])" office:value-type="percentage" office:value="0.00802496823407224" calcext:value-type="percentage">
            <text:p>0,802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2" loext:min-decimal-places="12" number:min-integer-digits="1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14" loext:min-decimal-places="14" number:min-integer-digits="1"/>
    </number:number-style>
    <number:number-style style:name="N119">
      <number:number number:decimal-places="15" loext:min-decimal-places="15" number:min-integer-digits="1"/>
    </number:number-style>
    <number:number-style style:name="N120">
      <number:number number:decimal-places="16" loext:min-decimal-places="16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percentage-style style:name="N124">
      <number:number number:decimal-places="3" loext:min-decimal-places="3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00-00-00</text:date>, <text:time style:data-style-name="N2" text:time-value="00:39:20.3823352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00:06:53.738448887</meta:creation-date>
    <dc:date>2016-11-12T00:41:43.076975354</dc:date>
    <meta:editing-duration>PT7M</meta:editing-duration>
    <meta:editing-cycles>3</meta:editing-cycles>
    <meta:generator>LibreOffice/5.1.4.2$Linux_X86_64 LibreOffice_project/10m0$Build-2</meta:generator>
    <meta:document-statistic meta:table-count="1" meta:cell-count="80" meta:object-count="0"/>
  </office:meta>
</office:document-meta>
</file>